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64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Logische Virtualisierung</text:span></text:p>
      <text:p text:style-name="Standard"><text:tab/>→<text:span text:style-name="T1"> Hyperviser Multipliziert die HW-Betriebssystem-Schnittstelle.</text:span></text:p>
      <text:p text:style-name="Standard"><text:tab/><text:tab/>→<text:span text:style-name="T1"> Jedes Betriebssystem hat eine Schnittstelle zur HW.</text:span></text:p>
      <text:p text:style-name="Standard"><text:tab/><text:tab/>→<text:span text:style-name="T1"> Vorher Konfigurieren, wie viel Speicher, RAM… das jeweilige OS bekomm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7:49:51.388708957</meta:creation-date>
    <dc:date>2019-08-28T07:52:49.457384071</dc:date>
    <meta:editing-duration>PT3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7" meta:character-count="220" meta:non-whitespace-character-count="192"/>
  </office:meta>
</office:document-meta>
</file>